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3.2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map style:condition="cell-content()=&quot;false&quot;" style:apply-style-name="Untitled2" style:base-cell-address="Sheet1.F2"/>
    </style:style>
    <style:style style:name="ce2" style:family="table-cell" style:parent-style-name="Default" style:data-style-name="N100">
      <style:map style:condition="cell-content()=&quot;false&quot;" style:apply-style-name="Untitled2" style:base-cell-address="Sheet1.F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Data set props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Altitude drop</text:p>
          </table:table-cell>
          <table:table-cell office:value-type="string" calcext:value-type="string">
            <text:p>Impatience</text:p>
          </table:table-cell>
          <table:table-cell office:value-type="string" calcext:value-type="string">
            <text:p>Momentum trading</text:p>
          </table:table-cell>
          <table:table-cell office:value-type="string" calcext:value-type="string">
            <text:p>Trailing stop</text:p>
          </table:table-cell>
          <table:table-cell office:value-type="string" calcext:value-type="string">
            <text:p>Shedding</text:p>
          </table:table-cell>
          <table:table-cell office:value-type="string" calcext:value-type="string">
            <text:p>Combined selling</text:p>
          </table:table-cell>
          <table:table-cell office:value-type="string" calcext:value-type="string">
            <text:p>Dynamic multiplier</text:p>
          </table:table-cell>
          <table:table-cell office:value-type="string" calcext:value-type="string">
            <text:p>Dynamic drop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4" table:style-name="ce2"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5" table:style-name="ce2"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4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table:number-columns-repeated="3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office:value-type="string" calcext:value-type="string">
            <text:p>|MAX:591 |MIN:296 |AVG:436 |MED:435 |DAYS:2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number-rows-repeated="104780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F2:Sheet1.K769">
            <calcext:condition calcext:apply-style-name="Untitled3" calcext:value="=&quot;true&quot;" calcext:base-cell-address="Sheet1.F2"/>
          </calcext:conditional-format>
          <calcext:conditional-format calcext:target-range-address="Sheet1.F2:Sheet1.K769">
            <calcext:condition calcext:apply-style-name="Untitled2" calcext:value="=&quot;false&quot;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3333"/>
    </style:style>
    <style:style style:name="Untitled2" style:family="table-cell" style:parent-style-name="Default">
      <style:text-properties fo:color="#ff3333"/>
    </style:style>
    <style:style style:name="Untitled3" style:family="table-cell" style:parent-style-name="Default">
      <style:text-properties fo:color="#00cc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4-12-10T08:55:01.678322868</meta:creation-date>
    <dc:date>2014-12-10T09:03:45.911574464</dc:date>
    <dc:creator>nol </dc:creator>
    <meta:editing-duration>P0D</meta:editing-duration>
    <meta:editing-cycles>1</meta:editing-cycles>
    <meta:document-statistic meta:table-count="1" meta:cell-count="9228" meta:object-count="0"/>
    <meta:generator>LibreOffice/4.2.7.2$Linux_X86_64 LibreOffice_project/420m0$Build-2</meta:generator>
  </office:meta>
</office:document-meta>
</file>